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automatic-styles>
    <style:style style:name="P1" style:parent-style-name="Normal" style:master-page-name="MP0" style:family="paragraph">
      <style:paragraph-properties fo:break-before="page"/>
      <style:text-properties fo:font-size="14pt" style:font-size-asian="14pt" style:font-size-complex="14pt"/>
    </style:style>
    <style:style style:name="P2" style:parent-style-name="Normal" style:family="paragraph">
      <style:text-properties fo:font-size="14pt" style:font-size-asian="14pt" style:font-size-complex="14pt"/>
    </style:style>
    <style:style style:name="P3" style:parent-style-name="Normal" style:family="paragraph">
      <style:text-properties fo:font-size="14pt" style:font-size-asian="14pt" style:font-size-complex="14pt"/>
    </style:style>
    <style:style style:name="P4" style:parent-style-name="Normal" style:family="paragraph">
      <style:text-properties fo:font-size="14pt" style:font-size-asian="14pt" style:font-size-complex="14pt"/>
    </style:style>
    <style:style style:name="P5" style:parent-style-name="Normal" style:family="paragraph">
      <style:text-properties fo:font-size="14pt" style:font-size-asian="14pt" style:font-size-complex="14pt"/>
    </style:style>
    <style:style style:name="P6" style:parent-style-name="Normal" style:family="paragraph">
      <style:text-properties fo:font-size="14pt" style:font-size-asian="14pt" style:font-size-complex="14pt"/>
    </style:style>
    <style:style style:name="T7" style:parent-style-name="Fuentedepárrafopredeter." style:family="text">
      <style:text-properties fo:font-size="14pt" style:font-size-asian="14pt" style:font-size-complex="14pt"/>
    </style:style>
    <style:style style:name="T8" style:parent-style-name="Fuentedepárrafopredeter." style:family="text">
      <style:text-properties fo:font-size="14pt" style:font-size-asian="14pt" style:font-size-complex="14pt"/>
    </style:style>
    <style:style style:name="T9" style:parent-style-name="Fuentedepárrafopredeter." style:family="text">
      <style:text-properties fo:font-size="14pt" style:font-size-asian="14pt" style:font-size-complex="14pt"/>
    </style:style>
    <style:style style:name="T10" style:parent-style-name="Fuentedepárrafopredeter." style:family="text">
      <style:text-properties fo:font-size="14pt" style:font-size-asian="14pt" style:font-size-complex="14pt"/>
    </style:style>
    <style:style style:name="T11" style:parent-style-name="Fuentedepárrafopredeter." style:family="text">
      <style:text-properties fo:font-size="14pt" style:font-size-asian="14pt" style:font-size-complex="14pt"/>
    </style:style>
    <style:style style:name="T12" style:parent-style-name="Fuentedepárrafopredeter." style:family="text">
      <style:text-properties fo:font-size="14pt" style:font-size-asian="14pt" style:font-size-complex="14pt"/>
    </style:style>
    <style:style style:name="T13" style:parent-style-name="Fuentedepárrafopredeter." style:family="text">
      <style:text-properties fo:font-size="14pt" style:font-size-asian="14pt" style:font-size-complex="14pt"/>
    </style:style>
    <style:style style:name="T14" style:parent-style-name="Fuentedepárrafopredeter." style:family="text">
      <style:text-properties fo:font-size="14pt" style:font-size-asian="14pt" style:font-size-complex="14pt"/>
    </style:style>
    <style:style style:name="T15" style:parent-style-name="Fuentedepárrafopredeter." style:family="text">
      <style:text-properties fo:font-size="14pt" style:font-size-asian="14pt" style:font-size-complex="14pt"/>
    </style:style>
  </office:automatic-styles>
  <office:body>
    <office:text text:use-soft-page-breaks="true">
      <text:p text:style-name="P1">En mi diagrama UML he identificado<text:s/>como elementos principales al empleado, a la categoría profesional y al departamento al que pertenece el empleado. Por ello, he creado 3 clases: empleado, categoría y departamento.</text:p>
      <text:p text:style-name="P2"><text:bookmark-start text:name="_Int_P6l9Q9BB"/>La clase empleado consta de una serie de atributos que se corresponden con sus datos personales y laborales.<text:bookmark-end text:name="_Int_P6l9Q9BB"/><text:s/>Por este motivo, he ideado los métodos de registro, actualización y consulta para dar de alta a un empleado, modificar sus datos<text:s/>y poder consultarlos, respectivamente.</text:p>
      <text:p text:style-name="P3">Por su parte, la clase categoría, está formada por los atributos grupo, área y titulación. Estos atributos hacen referencia<text:s/>a<text:s/>alguno de los<text:s/>grupos<text:s/>profesionales<text:s/>existentes,<text:s/>al área laboral al que pertenecen<text:s/>y<text:s/>a<text:s/>la titulación que los<text:s/>acredita; siendo sus métodos los de registro y consulta de categorías.</text:p>
      <text:p text:style-name="P4">Y, en último lugar, departamento posee los atributos nombre del departamento y empleado. Éste último lo explicaré, a continuación, en las relaciones.<text:s/>Los<text:s/>métodos<text:s/>de esta clase<text:s/>son<text:s/>los<text:s/>de registro, dónde se podrá inscribir<text:s/>el departamento con sus empleados, y el de actualización, para poder<text:s/>cambiar los datos<text:s/>posteriormente.</text:p>
      <text:p text:style-name="P5">En cuanto a las relaciones que he establecido, empleado estará ligado por un lado con categoría y por otro con departamento.</text:p>
      <text:p text:style-name="P6">La relación entre empleado y categoría será la de asociación unidireccional, siendo categoría la clase referenciada. He elegido esta relación porque considero que un empleado debe tener establecida, obligatoriamente, una<text:s/>única<text:s/>categoría profesional.<text:s/>Y, dado que pretendo que se puedan consultar todas las categorías profesionales que haya, debe ser la clase empleado la que haga uso de<text:s/>la clase categoría.</text:p>
      <text:p text:style-name="Normal"><text:span text:style-name="T7">Por otro lado, tenemos la relación entre empleado y departamento, la cual he decidido que será de agregación</text:span><text:span text:style-name="T8">, correspondiéndole el “todo” a la clase departamento. Esta vez, considero que un empleado debe pertenecer a</text:span><text:span text:style-name="T9"><text:s/>un departamento, pero puede formar parte de más de uno. E</text:span><text:span text:style-name="T10">s por este motivo, que creo que la relación más adecuada es la de agregación, ya que, si desapareciera el departamento<text:s/></text:span><text:span text:style-name="T11">del que forma parte</text:span><text:span text:style-name="T12"><text:s/>un empleado, éste podría seguir formando parte de otro.</text:span><text:span text:style-name="T13"><text:s/>De igual manera, como empleado es el “agregado” de departamento, éste último posee<text:s/></text:span><text:span text:style-name="T14">el</text:span><text:span text:style-name="T15"><text:s/>atributo denominado empleado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MS Gothic" svg:font-family="MS Gothic" style:font-family-generic="modern" style:font-pitch="fixed" svg:panose-1="2 11 6 9 7 2 5 8 2 4"/>
    <style:font-face style:name="Calibri Light" svg:font-family="Calibri Light" style:font-family-generic="swiss" style:font-pitch="variable" svg:panose-1="2 15 3 2 2 2 4 3 2 4"/>
    <style:font-face style:name="MS Mincho" svg:font-family="MS Mincho" style:font-family-generic="modern" style:font-pitch="fixed" svg:panose-1="2 2 6 9 4 2 5 8 3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Iván Pérez Vázquez</meta:initial-creator>
    <dc:creator>Iván Pérez Vázquez</dc:creator>
    <meta:creation-date>2024-01-10T07:19:00Z</meta:creation-date>
    <dc:date>2024-01-10T07:19:00Z</dc:date>
    <meta:template xlink:href="Normal.dotm" xlink:type="simple"/>
    <meta:editing-cycles>1</meta:editing-cycles>
    <meta:editing-duration>PT0S</meta:editing-duration>
    <meta:document-statistic meta:page-count="1" meta:paragraph-count="4" meta:word-count="344" meta:character-count="2234" meta:row-count="15" meta:non-whitespace-character-count="1894"/>
  </office:meta>
</office:document-meta>
</file>